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21.001cm" svg:height="17.67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9:47:07.667460309</meta:creation-date>
    <dc:date>2016-08-27T20:01:10.897575230</dc:date>
    <meta:editing-duration>PT14M3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4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4pt" style:font-size-asian="9pt" style:font-size-complex="9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cm" svg:height="17.677cm" xlink:href="." xlink:type="simple" chart:class="chart:scatter" chart:style-name="ch1">
        <chart:title svg:x="3.959cm" svg:y="0cm" chart:style-name="ch2">
          <text:p>Analysis of sort Algorithms</text:p>
        </chart:title>
        <chart:legend svg:x="17.591cm" svg:y="7.429cm" style:legend-expansion="custom" chartooo:width="2.565cm" chartooo:height="2.648cm" style:legend-expansion-aspect-ratio="0.968655589123867" chart:style-name="ch3"/>
        <chart:plot-area chart:style-name="ch4" chart:data-source-has-labels="both" svg:x="0.596cm" svg:y="0.491cm" svg:width="15.714cm" svg:height="16.153cm">
          <chartooo:coordinate-region svg:x="1.588cm" svg:y="0.69cm" svg:width="14.165cm" svg:height="15.307cm"/>
          <chart:axis chart:dimension="x" chart:name="primary-x" chart:style-name="ch5" chartooo:axis-type="auto">
            <chart:title svg:x="7.561cm" svg:y="16.674cm" chart:style-name="ch6">
              <text:p>Size of Input</text:p>
            </chart:title>
            <chart:categories table:cell-range-address="local-table.$A$2:.$A$20"/>
          </chart:axis>
          <chart:axis chart:dimension="y" chart:name="primary-y" chart:style-name="ch5">
            <chart:title svg:x="0.369cm" svg:y="11.097cm" chart:style-name="ch7">
              <text:p>Time taken in seconds</text:p>
            </chart:title>
            <chart:grid chart:style-name="ch8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10" chart:values-cell-range-address="local-table.$D$2:.$D$20" chart:label-cell-address="local-table.$D$1" chart:class="chart:scatter">
            <chart:data-point chart:repeated="19"/>
          </chart:series>
          <chart:series chart:style-name="ch11" chart:values-cell-range-address="local-table.$E$2:.$E$20" chart:label-cell-address="local-table.$E$1" chart:class="chart:scatter">
            <chart:data-point chart:repeated="19"/>
          </chart:series>
          <chart:series chart:style-name="ch12" chart:values-cell-range-address="local-table.$F$2:.$F$20" chart:label-cell-address="local-table.$F$1" chart:class="chart:scatter">
            <chart:data-point chart:repeated="19"/>
          </chart:series>
          <chart:series chart:style-name="ch13" chart:values-cell-range-address="local-table.$G$2:.$G$20" chart:label-cell-address="local-table.$G$1" chart:class="chart:scatte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ubble Sort</text:p>
              </table:table-cell>
              <table:table-cell office:value-type="string">
                <text:p>Selection Sort</text:p>
              </table:table-cell>
              <table:table-cell office:value-type="string">
                <text:p>Insertion Sort</text:p>
              </table:table-cell>
              <table:table-cell office:value-type="string">
                <text:p>Merge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</table:table-cell>
              <table:table-cell office:value-type="float" office:value="9.142432">
                <text:p>9.142432</text:p>
              </table:table-cell>
              <table:table-cell office:value-type="float" office:value="3.234441">
                <text:p>3.234441</text:p>
              </table:table-cell>
              <table:table-cell office:value-type="float" office:value="1.814047">
                <text:p>1.814047</text:p>
              </table:table-cell>
              <table:table-cell office:value-type="float" office:value="0.037736">
                <text:p>0.037736</text:p>
              </table:table-cell>
              <table:table-cell office:value-type="float" office:value="0.03589">
                <text:p>0.035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0">
                <text:p>75000</text:p>
              </table:table-cell>
              <table:table-cell office:value-type="float" office:value="20.416098">
                <text:p>20.416098</text:p>
              </table:table-cell>
              <table:table-cell office:value-type="float" office:value="7.232196">
                <text:p>7.232196</text:p>
              </table:table-cell>
              <table:table-cell office:value-type="float" office:value="4.016122">
                <text:p>4.016122</text:p>
              </table:table-cell>
              <table:table-cell office:value-type="float" office:value="0.017858">
                <text:p>0.017858</text:p>
              </table:table-cell>
              <table:table-cell office:value-type="float" office:value="0.016159">
                <text:p>0.016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7.045842">
                <text:p>37.045842</text:p>
              </table:table-cell>
              <table:table-cell office:value-type="float" office:value="13.009328">
                <text:p>13.009328</text:p>
              </table:table-cell>
              <table:table-cell office:value-type="float" office:value="7.16722">
                <text:p>7.16722</text:p>
              </table:table-cell>
              <table:table-cell office:value-type="float" office:value="0.020434">
                <text:p>0.020434</text:p>
              </table:table-cell>
              <table:table-cell office:value-type="float" office:value="0.017857">
                <text:p>0.017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">
                <text:p>125000</text:p>
              </table:table-cell>
              <table:table-cell office:value-type="float" office:value="56.64698">
                <text:p>56.64698</text:p>
              </table:table-cell>
              <table:table-cell office:value-type="float" office:value="20.102817">
                <text:p>20.102817</text:p>
              </table:table-cell>
              <table:table-cell office:value-type="float" office:value="11.387805">
                <text:p>11.387805</text:p>
              </table:table-cell>
              <table:table-cell office:value-type="float" office:value="0.0258">
                <text:p>0.0258</text:p>
              </table:table-cell>
              <table:table-cell office:value-type="float" office:value="0.022079">
                <text:p>0.022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0">
                <text:p>150000</text:p>
              </table:table-cell>
              <table:table-cell office:value-type="float" office:value="83.070373">
                <text:p>83.070373</text:p>
              </table:table-cell>
              <table:table-cell office:value-type="float" office:value="28.923424">
                <text:p>28.923424</text:p>
              </table:table-cell>
              <table:table-cell office:value-type="float" office:value="16.128263">
                <text:p>16.128263</text:p>
              </table:table-cell>
              <table:table-cell office:value-type="float" office:value="0.031277">
                <text:p>0.031277</text:p>
              </table:table-cell>
              <table:table-cell office:value-type="float" office:value="0.026454">
                <text:p>0.026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000">
                <text:p>175000</text:p>
              </table:table-cell>
              <table:table-cell office:value-type="float" office:value="113.952458">
                <text:p>113.952458</text:p>
              </table:table-cell>
              <table:table-cell office:value-type="float" office:value="39.180412">
                <text:p>39.180412</text:p>
              </table:table-cell>
              <table:table-cell office:value-type="float" office:value="21.940894">
                <text:p>21.940894</text:p>
              </table:table-cell>
              <table:table-cell office:value-type="float" office:value="0.036937">
                <text:p>0.036937</text:p>
              </table:table-cell>
              <table:table-cell office:value-type="float" office:value="0.031269">
                <text:p>0.031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">
                <text:p>200000</text:p>
              </table:table-cell>
              <table:table-cell office:value-type="float" office:value="149.255929">
                <text:p>149.255929</text:p>
              </table:table-cell>
              <table:table-cell office:value-type="float" office:value="51.100793">
                <text:p>51.100793</text:p>
              </table:table-cell>
              <table:table-cell office:value-type="float" office:value="28.699924">
                <text:p>28.699924</text:p>
              </table:table-cell>
              <table:table-cell office:value-type="float" office:value="0.04233">
                <text:p>0.04233</text:p>
              </table:table-cell>
              <table:table-cell office:value-type="float" office:value="0.035834">
                <text:p>0.035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000">
                <text:p>225000</text:p>
              </table:table-cell>
              <table:table-cell office:value-type="float" office:value="188.555404">
                <text:p>188.555404</text:p>
              </table:table-cell>
              <table:table-cell office:value-type="float" office:value="64.633455">
                <text:p>64.633455</text:p>
              </table:table-cell>
              <table:table-cell office:value-type="float" office:value="36.781833">
                <text:p>36.781833</text:p>
              </table:table-cell>
              <table:table-cell office:value-type="float" office:value="0.048273">
                <text:p>0.048273</text:p>
              </table:table-cell>
              <table:table-cell office:value-type="float" office:value="0.041369">
                <text:p>0.041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0">
                <text:p>250000</text:p>
              </table:table-cell>
              <table:table-cell office:value-type="float" office:value="227.186834">
                <text:p>227.186834</text:p>
              </table:table-cell>
              <table:table-cell office:value-type="float" office:value="79.778272">
                <text:p>79.778272</text:p>
              </table:table-cell>
              <table:table-cell office:value-type="float" office:value="45.165272">
                <text:p>45.165272</text:p>
              </table:table-cell>
              <table:table-cell office:value-type="float" office:value="0.054233">
                <text:p>0.054233</text:p>
              </table:table-cell>
              <table:table-cell office:value-type="float" office:value="0.046175">
                <text:p>0.046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5000">
                <text:p>275000</text:p>
              </table:table-cell>
              <table:table-cell office:value-type="float" office:value="275.175937">
                <text:p>275.175937</text:p>
              </table:table-cell>
              <table:table-cell office:value-type="float" office:value="96.596573">
                <text:p>96.596573</text:p>
              </table:table-cell>
              <table:table-cell office:value-type="float" office:value="54.46783">
                <text:p>54.46783</text:p>
              </table:table-cell>
              <table:table-cell office:value-type="float" office:value="0.060738">
                <text:p>0.060738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0">
                <text:p>300000</text:p>
              </table:table-cell>
              <table:table-cell office:value-type="float" office:value="331.636547">
                <text:p>331.636547</text:p>
              </table:table-cell>
              <table:table-cell office:value-type="float" office:value="115.06358">
                <text:p>115.06358</text:p>
              </table:table-cell>
              <table:table-cell office:value-type="float" office:value="64.673944">
                <text:p>64.673944</text:p>
              </table:table-cell>
              <table:table-cell office:value-type="float" office:value="0.065827">
                <text:p>0.065827</text:p>
              </table:table-cell>
              <table:table-cell office:value-type="float" office:value="0.056066">
                <text:p>0.056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000">
                <text:p>325000</text:p>
              </table:table-cell>
              <table:table-cell office:value-type="float" office:value="389.097832">
                <text:p>389.097832</text:p>
              </table:table-cell>
              <table:table-cell office:value-type="float" office:value="134.792798">
                <text:p>134.792798</text:p>
              </table:table-cell>
              <table:table-cell office:value-type="float" office:value="75.843431">
                <text:p>75.843431</text:p>
              </table:table-cell>
              <table:table-cell office:value-type="float" office:value="0.0713">
                <text:p>0.0713</text:p>
              </table:table-cell>
              <table:table-cell office:value-type="float" office:value="0.0624">
                <text:p>0.0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000">
                <text:p>350000</text:p>
              </table:table-cell>
              <table:table-cell office:value-type="float" office:value="448.219826">
                <text:p>448.219826</text:p>
              </table:table-cell>
              <table:table-cell office:value-type="float" office:value="156.106113">
                <text:p>156.106113</text:p>
              </table:table-cell>
              <table:table-cell office:value-type="float" office:value="87.327565">
                <text:p>87.327565</text:p>
              </table:table-cell>
              <table:table-cell office:value-type="float" office:value="0.077533">
                <text:p>0.077533</text:p>
              </table:table-cell>
              <table:table-cell office:value-type="float" office:value="0.06558">
                <text:p>0.06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5000">
                <text:p>375000</text:p>
              </table:table-cell>
              <table:table-cell office:value-type="float" office:value="511.924901">
                <text:p>511.924901</text:p>
              </table:table-cell>
              <table:table-cell office:value-type="float" office:value="179.273864">
                <text:p>179.273864</text:p>
              </table:table-cell>
              <table:table-cell office:value-type="float" office:value="100.574755">
                <text:p>100.574755</text:p>
              </table:table-cell>
              <table:table-cell office:value-type="float" office:value="0.083137">
                <text:p>0.083137</text:p>
              </table:table-cell>
              <table:table-cell office:value-type="float" office:value="0.070033">
                <text:p>0.070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0">
                <text:p>400000</text:p>
              </table:table-cell>
              <table:table-cell office:value-type="float" office:value="587.046085">
                <text:p>587.046085</text:p>
              </table:table-cell>
              <table:table-cell office:value-type="float" office:value="204.490723">
                <text:p>204.490723</text:p>
              </table:table-cell>
              <table:table-cell office:value-type="float" office:value="114.199719">
                <text:p>114.199719</text:p>
              </table:table-cell>
              <table:table-cell office:value-type="float" office:value="0.08918">
                <text:p>0.08918</text:p>
              </table:table-cell>
              <table:table-cell office:value-type="float" office:value="0.075449">
                <text:p>0.075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5000">
                <text:p>425000</text:p>
              </table:table-cell>
              <table:table-cell office:value-type="float" office:value="667.317093">
                <text:p>667.317093</text:p>
              </table:table-cell>
              <table:table-cell office:value-type="float" office:value="230.801039">
                <text:p>230.801039</text:p>
              </table:table-cell>
              <table:table-cell office:value-type="float" office:value="128.977602">
                <text:p>128.977602</text:p>
              </table:table-cell>
              <table:table-cell office:value-type="float" office:value="0.095065">
                <text:p>0.095065</text:p>
              </table:table-cell>
              <table:table-cell office:value-type="float" office:value="0.08157">
                <text:p>0.08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000">
                <text:p>450000</text:p>
              </table:table-cell>
              <table:table-cell office:value-type="float" office:value="738.083293">
                <text:p>738.083293</text:p>
              </table:table-cell>
              <table:table-cell office:value-type="float" office:value="258.848208">
                <text:p>258.848208</text:p>
              </table:table-cell>
              <table:table-cell office:value-type="float" office:value="144.492235">
                <text:p>144.492235</text:p>
              </table:table-cell>
              <table:table-cell office:value-type="float" office:value="0.100536">
                <text:p>0.100536</text:p>
              </table:table-cell>
              <table:table-cell office:value-type="float" office:value="0.085289">
                <text:p>0.085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000">
                <text:p>475000</text:p>
              </table:table-cell>
              <table:table-cell office:value-type="float" office:value="824.493004">
                <text:p>824.493004</text:p>
              </table:table-cell>
              <table:table-cell office:value-type="float" office:value="288.098045">
                <text:p>288.098045</text:p>
              </table:table-cell>
              <table:table-cell office:value-type="float" office:value="161.157765">
                <text:p>161.157765</text:p>
              </table:table-cell>
              <table:table-cell office:value-type="float" office:value="0.106763">
                <text:p>0.106763</text:p>
              </table:table-cell>
              <table:table-cell office:value-type="float" office:value="0.090597">
                <text:p>0.090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0">
                <text:p>500000</text:p>
              </table:table-cell>
              <table:table-cell office:value-type="float" office:value="912.398036">
                <text:p>912.398036</text:p>
              </table:table-cell>
              <table:table-cell office:value-type="float" office:value="321.113417">
                <text:p>321.113417</text:p>
              </table:table-cell>
              <table:table-cell office:value-type="float" office:value="178.546436">
                <text:p>178.546436</text:p>
              </table:table-cell>
              <table:table-cell office:value-type="float" office:value="0.112973">
                <text:p>0.112973</text:p>
              </table:table-cell>
              <table:table-cell office:value-type="float" office:value="0.094673">
                <text:p>0.094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